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break-before="page"/>
    </style:style>
    <style:style style:name="P3" style:family="paragraph" style:parent-style-name="Normal">
      <style:paragraph-properties fo:hyphenation-ladder-count="no-limit" fo:break-before="page"/>
      <style:text-properties fo:hyphenate="true" fo:hyphenation-remain-char-count="0" fo:hyphenation-push-char-count="0"/>
    </style:style>
    <style:style style:name="P4" style:family="paragraph" style:parent-style-name="Standard">
      <style:paragraph-properties>
        <style:tab-stops>
          <style:tab-stop style:position="6.5in" style:type="right" style:leader-style="dotted" style:leader-text="."/>
        </style:tab-stops>
      </style:paragraph-properties>
    </style:style>
    <style:style style:name="P5" style:family="paragraph" style:parent-style-name="Standard">
      <style:text-properties fo:color="#ff0000"/>
    </style:style>
    <style:style style:name="P6" style:family="paragraph" style:parent-style-name="Standard">
      <style:paragraph-properties fo:margin-left="0in" fo:margin-right="0in" fo:text-indent="0.5in" style:auto-text-indent="false">
        <style:tab-stops>
          <style:tab-stop style:position="6.5in" style:type="right" style:leader-style="dotted" style:leader-text="."/>
        </style:tab-stops>
      </style:paragraph-properties>
    </style:style>
    <style:style style:name="P7" style:family="paragraph" style:parent-style-name="Standard">
      <style:paragraph-properties fo:margin-left="0.5in" fo:margin-right="0in" fo:text-indent="0in" style:auto-text-indent="false">
        <style:tab-stops>
          <style:tab-stop style:position="6in" style:type="right" style:leader-style="dotted" style:leader-text="."/>
        </style:tab-stops>
      </style:paragraph-properties>
    </style:style>
    <style:style style:name="P8" style:family="paragraph" style:parent-style-name="Standard">
      <style:paragraph-properties fo:margin-left="0.5in" fo:margin-right="0in" fo:text-indent="0in" style:auto-text-indent="false">
        <style:tab-stops/>
      </style:paragraph-properties>
    </style:style>
    <style:style style:name="P9" style:family="paragraph" style:parent-style-name="Normal">
      <style:text-properties style:language-asian="ja" style:country-asian="JP"/>
    </style:style>
    <style:style style:name="P10" style:family="paragraph" style:parent-style-name="Normal">
      <style:paragraph-properties fo:text-align="center" style:justify-single-word="false"/>
      <style:text-properties fo:color="#ff0000"/>
    </style:style>
    <style:style style:name="P11" style:family="paragraph" style:parent-style-name="Text_20_body">
      <style:text-properties fo:color="#00ff00"/>
    </style:style>
    <style:style style:name="P12" style:family="paragraph" style:parent-style-name="Heading_20_1" style:master-page-name="MP0">
      <style:paragraph-properties style:page-number="auto" fo:break-before="page"/>
    </style:style>
    <style:style style:name="P13" style:family="paragraph" style:parent-style-name="Text_20_body" style:list-style-name="L1"/>
    <style:style style:name="P14" style:family="paragraph" style:parent-style-name="Text_20_body" style:list-style-name="L1">
      <style:text-properties fo:color="#00ff00"/>
    </style:style>
    <style:style style:name="P15" style:family="paragraph" style:parent-style-name="Text_20_body" style:list-style-name="L2"/>
    <style:style style:name="P16" style:family="paragraph" style:parent-style-name="List_20_Paragraph" style:list-style-name="WWNum1"/>
    <style:style style:name="P17" style:family="paragraph" style:parent-style-name="List_20_Paragraph" style:list-style-name="WWNum2"/>
    <style:style style:name="P18" style:family="paragraph" style:parent-style-name="List_20_Paragraph" style:list-style-name="WWNum3"/>
    <style:style style:name="P19" style:family="paragraph" style:parent-style-name="List_20_Paragraph" style:list-style-name="WWNum4">
      <style:text-properties fo:color="#ff0000"/>
    </style:style>
    <style:style style:name="P20" style:family="paragraph" style:parent-style-name="Body_20_1" style:list-style-name="WWNum4"/>
    <style:style style:name="P21" style:family="paragraph" style:parent-style-name="TOC_20_Heading">
      <style:paragraph-properties fo:text-align="center" style:justify-single-word="false"/>
    </style:style>
    <style:style style:name="P22" style:family="paragraph">
      <style:paragraph-properties fo:text-align="center" style:writing-mode="lr-tb"/>
    </style:style>
    <style:style style:name="P23" style:family="paragraph">
      <style:paragraph-properties style:writing-mode="lr-tb" style:font-independent-line-spacing="true"/>
    </style:style>
    <style:style style:name="P24" style:family="paragraph">
      <style:paragraph-properties fo:margin-top="0in" fo:margin-bottom="0in" fo:text-align="center" style:writing-mode="lr-tb"/>
    </style:style>
    <style:style style:name="P25" style:family="paragraph">
      <style:paragraph-properties fo:text-align="center"/>
    </style:style>
    <style:style style:name="P26" style:family="paragraph">
      <style:paragraph-properties fo:margin-top="0in" fo:margin-bottom="0in" fo:text-align="center"/>
    </style:style>
    <style:style style:name="T1" style:family="text">
      <style:text-properties fo:color="#00ff00"/>
    </style:style>
    <style:style style:name="T2" style:family="text">
      <style:text-properties fo:color="#ff0000"/>
    </style:style>
    <style:style style:name="T3" style:family="text">
      <style:text-properties fo:color="#ff0000" fo:font-size="11pt" style:font-size-asian="11pt" style:font-size-complex="11pt"/>
    </style:style>
    <style:style style:name="T4" style:family="text">
      <style:text-properties style:font-name="Calibri" style:letter-kerning="false" style:font-name-asian="Calibri" style:font-name-complex="Times New Roman"/>
    </style:style>
    <style:style style:name="T5" style:family="text">
      <style:text-properties fo:color="#ffffff"/>
    </style:style>
    <style:style style:name="T6"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7" style:family="text">
      <style:text-properties fo:font-size="16pt" style:font-size-asian="16pt" style:font-size-complex="16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0.0071in solid #000000" style:writing-mode="lr-tb">
        <style:background-image/>
      </style:graphic-properties>
    </style:style>
    <text:list-style style:name="L1">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svg:stroke-opacity="100%" draw:fill="solid" draw:fill-color="#4f81bd" draw:opacity="100%" draw:textarea-horizontal-align="left" draw:textarea-vertical-align="middle" draw:auto-grow-height="false" draw:auto-grow-width="false" fo:padding-top="0.05in" fo:padding-bottom="0.05in" fo:padding-left="0.1in" fo:padding-right="0.1in" fo:wrap-option="wrap" style:run-through="background"/>
    </style:style>
    <style:style style:name="gr3" style:family="graphic">
      <style:graphic-properties draw:stroke="solid" svg:stroke-width="0.0102in" svg:stroke-color="#4a7ebb" draw:marker-end="a22" svg:stroke-opacity="100%" draw:fill="none" fo:padding-top="-0.0079in" fo:padding-bottom="-0.0079in" fo:padding-left="-0.0079in" fo:padding-right="-0.0079in" style:run-through="background"/>
    </style:style>
    <style:style style:name="gr4" style:family="graphic">
      <style:graphic-properties draw:stroke="solid" svg:stroke-width="0.0102in" svg:stroke-color="#4a7ebb" draw:marker-end="a24" svg:stroke-opacity="100%" draw:fill="none" fo:padding-top="-0.0079in" fo:padding-bottom="-0.0079in" fo:padding-left="-0.0079in" fo:padding-right="-0.0079in" style:run-through="background"/>
    </style:style>
    <style:style style:name="gr5" style:family="graphic">
      <style:graphic-properties draw:stroke="solid" svg:stroke-width="0.0102in" svg:stroke-color="#4a7ebb" draw:marker-end="a26" svg:stroke-opacity="100%" draw:fill="none" fo:padding-top="-0.0079in" fo:padding-bottom="-0.0079in" fo:padding-left="-0.0079in" fo:padding-right="-0.0079in" style:run-through="background"/>
    </style:style>
    <style:style style:name="gr6" style:family="graphic">
      <style:graphic-properties draw:stroke="none" draw:fill="solid" draw:fill-color="#ffffff" draw:opacity="100%" draw:textarea-horizontal-align="left" draw:textarea-vertical-align="top" draw:auto-grow-height="false" draw:auto-grow-width="false" fo:padding-top="0.05in" fo:padding-bottom="0.05in" fo:padding-left="0.1in" fo:padding-right="0.1in" fo:wrap-option="wrap" style:run-through="background"/>
    </style:style>
    <style:style style:name="gr7" style:family="graphic">
      <style:graphic-properties draw:stroke="solid" svg:stroke-width="0.0102in" svg:stroke-color="#4a7ebb" svg:stroke-opacity="100%" draw:fill="none" fo:padding-top="-0.0079in" fo:padding-bottom="-0.0079in" fo:padding-left="-0.0079in" fo:padding-right="-0.0079in" style:run-through="background"/>
    </style:style>
    <style:style style:name="gr8" style:family="graphic">
      <style:graphic-properties draw:stroke="solid" svg:stroke-width="0.0102in" svg:stroke-color="#4a7ebb" draw:marker-end="a33" svg:stroke-opacity="100%" draw:fill="none" fo:padding-top="-0.0079in" fo:padding-bottom="-0.0079in" fo:padding-left="-0.0079in" fo:padding-right="-0.0079in" style:run-through="background"/>
    </style:style>
    <style:style style:name="gr9" style:family="graphic">
      <style:graphic-properties draw:stroke="solid" svg:stroke-width="0.0102in" svg:stroke-color="#4a7ebb" draw:marker-end="a36" svg:stroke-opacity="100%" draw:fill="none" fo:padding-top="-0.0079in" fo:padding-bottom="-0.0079in" fo:padding-left="-0.0079in" fo:padding-right="-0.0079in" style:run-through="background"/>
    </style:style>
    <style:style style:name="gr10" style:family="graphic">
      <style:graphic-properties draw:stroke="solid" svg:stroke-width="0.0102in" svg:stroke-color="#4a7ebb" draw:marker-end="a38" svg:stroke-opacity="100%" draw:fill="none" fo:padding-top="-0.0079in" fo:padding-bottom="-0.0079in" fo:padding-left="-0.0079in" fo:padding-right="-0.0079in" style:run-through="background"/>
    </style:style>
    <style:style style:name="gr11" style:family="graphic">
      <style:graphic-properties draw:stroke="solid" svg:stroke-width="0.0102in" svg:stroke-color="#4a7ebb" draw:marker-end="a44" svg:stroke-opacity="100%" draw:fill="none" fo:padding-top="-0.0079in" fo:padding-bottom="-0.0079in" fo:padding-left="-0.0079in" fo:padding-right="-0.0079in" style:run-through="background"/>
    </style:style>
    <style:style style:name="gr12" style:family="graphic">
      <style:graphic-properties draw:stroke="solid" svg:stroke-width="0.0102in" svg:stroke-color="#4a7ebb" draw:marker-end="a5" svg:stroke-opacity="100%" draw:fill="none" fo:padding-top="-0.0079in" fo:padding-bottom="-0.0079in" fo:padding-left="-0.0079in" fo:padding-right="-0.0079in" style:run-through="background"/>
    </style:style>
    <style:style style:name="gr13"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background"/>
    </style:style>
    <style:style style:name="gr14" style:family="graphic">
      <style:graphic-properties draw:stroke="solid" svg:stroke-width="0.0102in" svg:stroke-color="#4a7ebb" draw:marker-end="a8" svg:stroke-opacity="100%" draw:fill="none" fo:padding-top="-0.0079in" fo:padding-bottom="-0.0079in" fo:padding-left="-0.0079in" fo:padding-right="-0.0079in" style:run-through="background"/>
    </style:style>
    <style:style style:name="gr15" style:family="graphic">
      <style:graphic-properties draw:stroke="solid" svg:stroke-width="0.0102in" svg:stroke-color="#4a7ebb" draw:marker-start="a11" draw:marker-end="a12" svg:stroke-opacity="100%" draw:fill="none" fo:padding-top="-0.0079in" fo:padding-bottom="-0.0079in" fo:padding-left="-0.0079in" fo:padding-right="-0.0079in" style:run-through="background"/>
    </style:style>
    <style:style style:name="gr16" style:family="graphic">
      <style:graphic-properties draw:stroke="solid" svg:stroke-width="0.0102in" svg:stroke-color="#4a7ebb" draw:marker-start="a14" draw:marker-end="a15" svg:stroke-opacity="100%" draw:fill="none" fo:padding-top="-0.0079in" fo:padding-bottom="-0.0079in" fo:padding-left="-0.0079in" fo:padding-right="-0.0079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Requirements Document Work-In-Progress Draft</text:h>
      <text:p text:style-name="Standard"><text:span text:style-name="Default_20_Paragraph_20_Font"><text:span text:style-name="T1">ANDREW POIRIER, </text:span></text:span><text:span text:style-name="Default_20_Paragraph_20_Font"><text:span text:style-name="T2">Omar X <text:s/></text:span></text:span></text:p>
      <text:p text:style-name="P2"/>
      <text:p text:style-name="P21">Table of Contents</text:p>
      <text:p text:style-name="P4"><text:span text:style-name="Default_20_Paragraph_20_Font"><text:span text:style-name="T2">Introduction</text:span></text:span><text:span text:style-name="Default_20_Paragraph_20_Font"><text:span text:style-name="T2"><text:tab/>0</text:span></text:span></text:p>
      <text:p text:style-name="P4"><text:span text:style-name="Default_20_Paragraph_20_Font"><text:span text:style-name="T2">System Models</text:span></text:span><text:span text:style-name="Default_20_Paragraph_20_Font"><text:span text:style-name="T2"><text:tab/>0</text:span></text:span></text:p>
      <text:p text:style-name="P6"><text:span text:style-name="Default_20_Paragraph_20_Font"><text:span text:style-name="T2">DFD</text:span></text:span><text:span text:style-name="Default_20_Paragraph_20_Font"><text:span text:style-name="T2"><text:tab/>0</text:span></text:span></text:p>
      <text:p text:style-name="P4"><text:span text:style-name="Default_20_Paragraph_20_Font"><text:span text:style-name="T2">Functional Requirements Definition</text:span></text:span><text:span text:style-name="Default_20_Paragraph_20_Font"><text:span text:style-name="T2"><text:tab/>0</text:span></text:span></text:p>
      <text:p text:style-name="P6"><text:span text:style-name="Default_20_Paragraph_20_Font"><text:span text:style-name="T2">Diagram/description</text:span></text:span><text:span text:style-name="Default_20_Paragraph_20_Font"><text:span text:style-name="T2"><text:tab/>0</text:span></text:span></text:p>
      <text:p text:style-name="P4"><text:span text:style-name="Default_20_Paragraph_20_Font"><text:span text:style-name="T2">Type chapter title (level 3) </text:span></text:span><text:span text:style-name="Default_20_Paragraph_20_Font"><text:span text:style-name="T2"><text:tab/>0</text:span></text:span></text:p>
      <text:p text:style-name="P4"><text:span text:style-name="Default_20_Paragraph_20_Font"><text:span text:style-name="T2">Constrains</text:span></text:span><text:span text:style-name="Default_20_Paragraph_20_Font"><text:span text:style-name="T2"><text:tab/>0</text:span></text:span></text:p>
      <text:p text:style-name="P6"><text:span text:style-name="Default_20_Paragraph_20_Font"><text:span text:style-name="T2">Deadlines</text:span></text:span><text:span text:style-name="Default_20_Paragraph_20_Font"><text:span text:style-name="T2"><text:tab/>0</text:span></text:span></text:p>
      <text:p text:style-name="P7"><text:span text:style-name="Default_20_Paragraph_20_Font"><text:span text:style-name="T2">Hardware Issues/Platform Issues</text:span></text:span><text:span text:style-name="Default_20_Paragraph_20_Font"><text:span text:style-name="T2"><text:tab/>0</text:span></text:span></text:p>
      <text:p text:style-name="P7"><text:span text:style-name="Default_20_Paragraph_20_Font"><text:span text:style-name="T2">Software Issues</text:span></text:span><text:span text:style-name="Default_20_Paragraph_20_Font"><text:span text:style-name="T2"><text:tab/>0</text:span></text:span></text:p>
      <text:p text:style-name="P4"><text:span text:style-name="Default_20_Paragraph_20_Font"><text:span text:style-name="T2">Type chapter title (level 3) </text:span></text:span><text:span text:style-name="Default_20_Paragraph_20_Font"><text:span text:style-name="T2"><text:tab/>0</text:span></text:span></text:p>
      <text:p text:style-name="P4"><text:span text:style-name="Default_20_Paragraph_20_Font"><text:span text:style-name="T2">System Evolution</text:span></text:span><text:span text:style-name="Default_20_Paragraph_20_Font"><text:span text:style-name="T2"><text:tab/>0</text:span></text:span></text:p>
      <text:p text:style-name="P6"><text:span text:style-name="Default_20_Paragraph_20_Font"><text:span text:style-name="T2">DFD</text:span></text:span><text:span text:style-name="Default_20_Paragraph_20_Font"><text:span text:style-name="T2"><text:tab/>0</text:span></text:span></text:p>
      <text:p text:style-name="P4"><text:span text:style-name="Default_20_Paragraph_20_Font"><text:span text:style-name="T2">Type chapter title (level 3) </text:span></text:span><text:span text:style-name="Default_20_Paragraph_20_Font"><text:span text:style-name="T2"><text:tab/>0</text:span></text:span></text:p>
      <text:p text:style-name="P4"><text:span text:style-name="Default_20_Paragraph_20_Font"><text:span text:style-name="T2">Requirement Specification</text:span></text:span><text:span text:style-name="Default_20_Paragraph_20_Font"><text:span text:style-name="T2"><text:tab/>0</text:span></text:span></text:p>
      <text:p text:style-name="P7"><text:span text:style-name="Default_20_Paragraph_20_Font"><text:span text:style-name="T2">Hardware</text:span></text:span><text:span text:style-name="Default_20_Paragraph_20_Font"><text:span text:style-name="T2"><text:tab/>0</text:span></text:span></text:p>
      <text:p text:style-name="P7"><text:span text:style-name="Default_20_Paragraph_20_Font"><text:span text:style-name="T2"><text:s/>Security and </text:span></text:span><text:span text:style-name="Default_20_Paragraph_20_Font"><text:span text:style-name="T2">Safety Requirements</text:span></text:span><text:span text:style-name="Default_20_Paragraph_20_Font"><text:span text:style-name="T2"><text:tab/>0 <text:s/></text:span></text:span></text:p>
      <text:p text:style-name="P7"><text:span text:style-name="Default_20_Paragraph_20_Font"><text:span text:style-name="T2">Database Requirements</text:span></text:span><text:span text:style-name="Default_20_Paragraph_20_Font"><text:span text:style-name="T2"><text:tab/>0 </text:span></text:span></text:p>
      <text:p text:style-name="P4"><text:span text:style-name="Default_20_Paragraph_20_Font"><text:span text:style-name="T2">Management Issues </text:span></text:span><text:span text:style-name="Default_20_Paragraph_20_Font"><text:span text:style-name="T2"><text:tab/>0</text:span></text:span></text:p>
      <text:p text:style-name="P7"><text:span text:style-name="Default_20_Paragraph_20_Font"><text:span text:style-name="T2">Milestone/Schedule </text:span></text:span><text:span text:style-name="Default_20_Paragraph_20_Font"><text:span text:style-name="T2"><text:tab/>0 <text:s/></text:span></text:span></text:p>
      <text:p text:style-name="P7"><text:span text:style-name="Default_20_Paragraph_20_Font"><text:span text:style-name="T2">Resource Inventory</text:span></text:span><text:span text:style-name="Default_20_Paragraph_20_Font"><text:span text:style-name="T2"><text:tab/>0 </text:span></text:span></text:p>
      <text:p text:style-name="P4"><text:span text:style-name="Default_20_Paragraph_20_Font"><text:span text:style-name="T2"><text:s/>Disaster Issues </text:span></text:span><text:span text:style-name="Default_20_Paragraph_20_Font"><text:span text:style-name="T2"><text:tab/>0</text:span></text:span></text:p>
      <text:p text:style-name="P7"><text:span text:style-name="Default_20_Paragraph_20_Font"><text:span text:style-name="T2">Software Backup</text:span></text:span><text:span text:style-name="Default_20_Paragraph_20_Font"><text:span text:style-name="T2"><text:tab/>0</text:span></text:span></text:p>
      <text:p text:style-name="P7"><text:soft-page-break/><text:span text:style-name="Default_20_Paragraph_20_Font"><text:span text:style-name="T2">Other Platform/Website</text:span></text:span><text:span text:style-name="Default_20_Paragraph_20_Font"><text:span text:style-name="T2"><text:tab/>0</text:span></text:span></text:p>
      <text:p text:style-name="P7"><text:span text:style-name="Default_20_Paragraph_20_Font"><text:span text:style-name="T2">Demo Video</text:span></text:span><text:span text:style-name="Default_20_Paragraph_20_Font"><text:span text:style-name="T2"><text:tab/>0</text:span></text:span></text:p>
      <text:p text:style-name="P9"/>
      <text:p text:style-name="Normal"/>
      <text:p text:style-name="P5"/>
      <text:h text:style-name="Heading_20_2" text:outline-level="2">Introduction</text:h>
      <text:p text:style-name="Standard"><text:tab/><text:span text:style-name="Default_20_Paragraph_20_Font"><text:span text:style-name="T1">Fitness Health is a <text:s/>is a software system which</text:span></text:span><text:span text:style-name="Default_20_Paragraph_20_Font"><text:span text:style-name="T1"> provides fitness goal tracking and financial motivation to end users. From hear on out in this Requirements Document the Fitness Health Software will be referenced as “FH.</text:span></text:span>” Current fitness goal software allows users to create fitness schedules and track progress, but offers no incentives to maintain fitness goals. FH uses user defined “fitness penalties” to provide motivation for users to adhere to their set fitness goals. Similar to other fitness software, the FH software provides a set of fitness tracking functions to allow users to set a series of reminders for a workout routine and view aggregated reports on their exercise regimen. Unlike existing systems, however, users must provide the FH system with financial information and authorize a “fitness penalty” amount to be deducted from the user’s account when workout routines are not completed. The sum of all “fitness penalties” is returned to the user, minus service fees, once the user completes the full exercise regimen or deactivates the FH software.</text:p>
      <text:h text:style-name="Heading_20_2" text:outline-level="2">Glossary</text:h>
      <text:p text:style-name="Standard"><text:tab/>This will be done once we have all the other sections completed. (6 – 20 pages document)</text:p>
      <text:h text:style-name="Heading_20_2" text:outline-level="2">System Models</text:h>
      <text:p text:style-name="Standard"><text:tab/><text:span text:style-name="Default_20_Paragraph_20_Font"><text:span text:style-name="T2">Omar – I will add data flow model DFD (high level) to this section.</text:span></text:span></text:p>
      <text:h text:style-name="Heading_20_2" text:outline-level="2">Functional Requirements</text:h>
      <text:p text:style-name="Standard"><text:tab/>Front End</text:p>
      <text:p text:style-name="Standard"><text:tab/><text:tab/>The Front End is how end users will interact with the system. It will run on a “smart phone” platform.</text:p>
      <text:h text:style-name="Heading_20_2" text:outline-level="2">Constraints</text:h>
      <text:p text:style-name="P11"><text:tab/>The FH software does not need many special requirements to develop it but instead a few licenses to use the SDK for the iPhone where as the Android version there is no special purchases necessary to complete the task. <text:s/>Two people in the development team have an android and two have an iPhone which are the only devices needed to complete the necessary coding for the application it self. <text:s/><text:soft-page-break/>Along with the SDK's we will need to have an online data base to complete the necessary data storage and hosting. <text:s/></text:p>
      <text:list xml:id="list3824208911468851067" text:style-name="L1">
        <text:list-item>
          <text:p text:style-name="P14">The deadlines on the syllabus should not pose a constant on this project because we do not need to build any hardware for this project.</text:p>
        </text:list-item>
        <text:list-item>
          <text:p text:style-name="P14">The hardware we plan to use is an iPhone and Android phone which we have in our group. <text:s/>For the demonstration purposes we might not be able to demonstrate on the iPhone since there is provisioning license we would need to buy and install on the phone itself</text:p>
        </text:list-item>
        <text:list-item>
          <text:p text:style-name="P14">The software that we plan to use for the Android application is the eclipse development platform with the Android SDK installed in it. <text:s/>For the iPhone we plan to use Xcode which would require us to use a OS X based computer with a license installed on that too which might also pose a constraint.</text:p>
        </text:list-item>
        <text:list-item>
          <text:p text:style-name="P13"><text:span text:style-name="Default_20_Paragraph_20_Font"><text:span text:style-name="T1">Ano</text:span></text:span><text:span text:style-name="Default_20_Paragraph_20_Font"><text:span text:style-name="T1">ther constraint that we might run into when making this application would be the connection to the bank since this is a huge security risk and complicated task involving certificates we are going to create our own virtual bank on the data base we are going</text:span></text:span><text:span text:style-name="Default_20_Paragraph_20_Font"><text:span text:style-name="T1"> to create for the online tracking and data storage.</text:span></text:span> <text:s/></text:p>
        </text:list-item>
      </text:list>
      <text:h text:style-name="Heading_20_2" text:outline-level="2">System Evolution</text:h>
      <text:h text:style-name="Heading_20_2" text:outline-level="2">Requirements Specification</text:h>
      <text:p text:style-name="Standard"><text:tab/>Front End shall</text:p>
      <text:list xml:id="list2747756942905662202" text:style-name="WWNum1">
        <text:list-item>
          <text:list>
            <text:list-item>
              <text:p text:style-name="P16">Run on a “smart phone” platform.</text:p>
            </text:list-item>
            <text:list-item>
              <text:p text:style-name="P16">Allow the user to log into the “back end” service with account credentials or allow the user to create a new account in the “back end” service.</text:p>
            </text:list-item>
            <text:list-item>
              <text:p text:style-name="P16">Allow the user to provide or update financial information.</text:p>
            </text:list-item>
            <text:list-item>
              <text:p text:style-name="P16">Provide the user with a calendar including but not limited to the current year.</text:p>
            </text:list-item>
            <text:list-item>
              <text:p text:style-name="P16">Allow the user to schedule a “workout activity”</text:p>
              <text:list>
                <text:list-item>
                  <text:p text:style-name="P16">With an associated “goal value”, either</text:p>
                  <text:list>
                    <text:list-item>
                      <text:p text:style-name="P16">An amount of time</text:p>
                    </text:list-item>
                    <text:list-item>
                      <text:p text:style-name="P16">A distance (specified as either miles or kilometers)</text:p>
                    </text:list-item>
                    <text:list-item>
                      <text:p text:style-name="P16">A weight amount (specified as either pounds or kilograms) and number of repetitions</text:p>
                    </text:list-item>
                  </text:list>
                </text:list-item>
                <text:list-item>
                  <text:p text:style-name="P16">With an associated number of occurrences and frequency of occurrences (such as three times a week, on Monday Wednesday Friday)</text:p>
                </text:list-item>
                <text:list-item>
                  <text:p text:style-name="P16">At a specified time range (such as between 2pm and 4pm)</text:p>
                </text:list-item>
              </text:list>
            </text:list-item>
            <text:list-item>
              <text:p text:style-name="P16">Allow a user to configure reminders for defined “workout activities”</text:p>
            </text:list-item>
            <text:list-item>
              <text:p text:style-name="P16"><text:soft-page-break/>Allow a user to specify another account to provide “authenticator” privileges to.</text:p>
            </text:list-item>
            <text:list-item>
              <text:p text:style-name="P16">Allow a user with “authenticator” privileges to mark “workout activities” as “present”, “allowable absence” or “absence” for users who have specified them as an “authenticator”.</text:p>
            </text:list-item>
            <text:list-item>
              <text:p text:style-name="P16">Provide users with notification of upcoming “workout activities” based on reminder settings.</text:p>
            </text:list-item>
          </text:list>
        </text:list-item>
      </text:list>
      <text:p text:style-name="P8">Web Back End shall</text:p>
      <text:list xml:id="list6848333288110680985" text:style-name="WWNum2">
        <text:list-item>
          <text:p text:style-name="P17">Run on an internet-connected “server” platform.</text:p>
        </text:list-item>
        <text:list-item>
          <text:p text:style-name="P17">Allow for the creation, storage, and retrieval of user account information.</text:p>
        </text:list-item>
        <text:list-item>
          <text:p text:style-name="P17">Allow for the creation, storage, and retrieval of “workout activity” information associated with a specific user account.</text:p>
        </text:list-item>
        <text:list-item>
          <text:p text:style-name="P17">Allow for many-to-one “authenticator” associations of one or more user accounts with a single user account.</text:p>
        </text:list-item>
        <text:list-item>
          <text:p text:style-name="P17">Allow for one-to-one associations of user accounts with financial accounts.</text:p>
        </text:list-item>
      </text:list>
      <text:p text:style-name="P8">Financial Back End shall</text:p>
      <text:list xml:id="list5809934473112973114" text:style-name="WWNum3">
        <text:list-item>
          <text:p text:style-name="P18">Allow for the creation, storage, and retrieval of financial account information.</text:p>
        </text:list-item>
        <text:list-item>
          <text:p text:style-name="P18">Allow for the transfer of funds between financial accounts</text:p>
          <text:list>
            <text:list-item>
              <text:p text:style-name="P18">Up to the minimum of a global and account-specific maximum transfer amount.</text:p>
            </text:list-item>
          </text:list>
        </text:list-item>
      </text:list>
      <text:h text:style-name="Heading_20_2" text:outline-level="2">Hardware</text:h>
      <text:p text:style-name="Text_20_body"/>
      <text:list xml:id="list5732372632778052282" text:style-name="L2">
        <text:list-item>
          <text:p text:style-name="P15">Virtual Cloud Server which will be used to run our database and back end applications </text:p>
          <text:list>
            <text:list-item>
              <text:p text:style-name="P15">1 Xeon vCPU Processor </text:p>
            </text:list-item>
            <text:list-item>
              <text:p text:style-name="P15">1 Public Static IP Address </text:p>
            </text:list-item>
            <text:list-item>
              <text:p text:style-name="P15">512mb RAM </text:p>
            </text:list-item>
            <text:list-item>
              <text:p text:style-name="P15">10 GB Hard Drive </text:p>
            </text:list-item>
            <text:list-item>
              <text:p text:style-name="P15">Debian 7.3 x64 </text:p>
            </text:list-item>
            <text:list-item>
              <text:p text:style-name="P15">12 mbps internet connection </text:p>
            </text:list-item>
            <text:list-item>
              <text:p text:style-name="P15">500gb monthly data transfer limit </text:p>
            </text:list-item>
          </text:list>
        </text:list-item>
        <text:list-item>
          <text:p text:style-name="P15">iPhone <text:s/>ME342LL/A (iPhone 5s) </text:p>
          <text:list>
            <text:list-item>
              <text:p text:style-name="P15">iOS 7.0.4</text:p>
            </text:list-item>
            <text:list-item>
              <text:p text:style-name="P15"><text:soft-page-break/>640 x 1136 Resolution 4 inch LCD touchscreen display <text:s/></text:p>
            </text:list-item>
            <text:list-item>
              <text:p text:style-name="P15">WiFi/GPS Combination Chip </text:p>
            </text:list-item>
            <text:list-item>
              <text:p text:style-name="P15">16GB internal storage </text:p>
            </text:list-item>
            <text:list-item>
              <text:p text:style-name="P15">Apple A7 64 bit processor </text:p>
            </text:list-item>
          </text:list>
        </text:list-item>
        <text:list-item>
          <text:p text:style-name="P15">Google Galaxy Nexus </text:p>
          <text:list>
            <text:list-item>
              <text:p text:style-name="P15">ARMv7 Processor </text:p>
            </text:list-item>
            <text:list-item>
              <text:p text:style-name="P15">Android 4.3.1 </text:p>
            </text:list-item>
            <text:list-item>
              <text:p text:style-name="P15">693 MB Ram </text:p>
            </text:list-item>
            <text:list-item>
              <text:p text:style-name="P15">16 GB Storage </text:p>
            </text:list-item>
          </text:list>
        </text:list-item>
      </text:list>
      <text:h text:style-name="Heading_20_2" text:outline-level="2">Database Requirements</text:h>
      <text:p text:style-name="Standard"/>
      <text:h text:style-name="Heading_20_2" text:outline-level="2">Index</text:h>
      <text:h text:style-name="Heading_20_2" text:outline-level="2">Management issues –</text:h>
      <text:list xml:id="list9056651166177469847" text:style-name="WWNum4">
        <text:list-item>
          <text:p text:style-name="P19">Omar- I will add the “ Project “ Schedule in this section</text:p>
        </text:list-item>
        <text:list-item>
          <text:p text:style-name="P19">Inventory</text:p>
          <text:list>
            <text:list-item>
              <text:p text:style-name="P20"><text:span text:style-name="Default_20_Paragraph_20_Font"><text:span text:style-name="T3">Andrew - architecture and object UML</text:span></text:span></text:p>
            </text:list-item>
            <text:list-item>
              <text:p text:style-name="P20"><text:span text:style-name="Default_20_Paragraph_20_Font"><text:span text:style-name="T3">Omar – schedules, milestones integration and <text:s/>testing</text:span></text:span></text:p>
            </text:list-item>
            <text:list-item>
              <text:p text:style-name="P20"><text:span text:style-name="Default_20_Paragraph_20_Font"><text:span text:style-name="T3">Rick - Class models</text:span></text:span></text:p>
            </text:list-item>
            <text:list-item>
              <text:p text:style-name="P20"><text:span text:style-name="Default_20_Paragraph_20_Font"><text:span text:style-name="T3">Daven - Requirements</text:span></text:span></text:p>
            </text:list-item>
            <text:list-item>
              <text:p text:style-name="P20"><text:span text:style-name="Default_20_Paragraph_20_Font"><text:span text:style-name="T3">Brian</text:span></text:span></text:p>
            </text:list-item>
          </text:list>
        </text:list-item>
      </text:list>
      <text:p text:style-name="P3"/>
      <text:p text:style-name="Standard"><draw:frame draw:style-name="fr1" draw:name="Text Box 6" text:anchor-type="paragraph" svg:x="-0.7917in" svg:y="5.5937in" svg:width="2.9736in" style:rel-width="scale" svg:height="0.8335in" style:rel-height="scale" draw:z-index="2"><draw:text-box><text:p text:style-name="P10">System Data Flow Diagram (DFD) - add description latter</text:p></draw:text-box></draw:frame><draw:g text:anchor-type="paragraph" draw:z-index="1" draw:name="Group 4" draw:style-name="gr1"><draw:custom-shape draw:name="Rounded Rectangle 5" draw:style-name="gr2" draw:text-style-name="P23" svg:width="0.8953in" svg:height="0.6453in" svg:x="2.4894in" svg:y="7.8972in"><text:p text:style-name="P22"><text:span text:style-name="T5">User</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Oval 14" draw:style-name="gr2" draw:text-style-name="P23" svg:width="1.4795in" svg:height="1.4795in" svg:x="5.3228in" svg:y="5.0016in"><text:p text:style-name="P24"><text:span text:style-name="T5">Calculate New Balance</text:spa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15" draw:style-name="gr2" draw:text-style-name="P23" svg:width="1.4795in" svg:height="1.4795in" svg:x="5.3854in" svg:y="7.3972in"><text:p text:style-name="P24"><text:span text:style-name="T5">Update Balance</text:spa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20" draw:style-name="gr6" draw:text-style-name="P23" svg:width="2.9898in" svg:height="0.4689in" svg:x="1.5311in" svg:y="6.4807in"><draw:text-box><text:p><text:span text:style-name="T6">Bank Records</text:span></text:p></draw:text-box></draw:frame><draw:connector draw:name="Straight Arrow Connector 30" draw:style-name="gr12" draw:type="line" svg:x1="6.1039in" svg:y1="6.5224in" svg:x2="6.1039in" svg:y2="7.3768in" svg:d="m15504 16567v2170"><text:p/></draw:connector><draw:frame draw:name="Text Box 31" draw:style-name="gr13" draw:text-style-name="P23" svg:width="0.8543in" svg:height="0.6043in" svg:x="6.4165in" svg:y="6.5642in"><draw:text-box><text:p text:style-name="P25">New Balance</text:p></draw:text-box></draw:frame><draw:connector draw:name="Straight Arrow Connector 32" draw:style-name="gr14" draw:type="line" svg:x1="5.3228in" svg:y1="8.189in" svg:x2="3.552in" svg:y2="8.189in" svg:d="m13520 20800h-4498"><text:p/></draw:connector><draw:frame draw:name="Text Box 33" draw:style-name="gr6" draw:text-style-name="P23" svg:width="1.3858in" svg:height="0.7807in" svg:x="3.7709in" svg:y="8.4598in"><draw:text-box><text:p text:style-name="P25">New Balance Available in Phone App</text:p></draw:text-box></draw:frame><draw:connector draw:name="Straight Arrow Connector 34" draw:style-name="gr15" draw:type="line" svg:x1="3.3854in" svg:y1="6.4807in" svg:x2="5.25in" svg:y2="5.8035in" svg:d="m8599 16461 4736-1720"><text:p/></draw:connector><draw:connector draw:name="Straight Arrow Connector 35" draw:style-name="gr16" draw:type="line" svg:x1="3.4685in" svg:y1="7.1681in" svg:x2="5.3224in" svg:y2="7.7098in" svg:d="m8810 18207 4709 1376"><text:p/></draw:connector></draw:g><draw:g text:anchor-type="paragraph" draw:z-index="0" draw:name="Group 2" draw:style-name="gr1"><draw:custom-shape draw:name="Rounded Rectangle 3" draw:style-name="gr2" draw:text-style-name="P23" svg:width="0.8252in" svg:height="0.665in" svg:x="2.5862in" svg:y="4.6272in"><text:p text:style-name="P22"><text:span text:style-name="T5">Trainer</text:span></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draw:name="Oval 11" draw:style-name="gr2" draw:text-style-name="P23" svg:width="1.3622in" svg:height="1.5217in" svg:x="2.3272in" svg:y="0.9406in"><text:p text:style-name="P24"><text:span text:style-name="T5">Weekly</text:span></text:p><text:p text:style-name="P24"><text:span text:style-name="T5">Workout Calculation</text:spa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12" draw:style-name="gr2" draw:text-style-name="P23" svg:width="1.3622in" svg:height="1.5217in" svg:x="-0.302in" svg:y="0.9941in"><text:p text:style-name="P24"><text:span text:style-name="T5">Get User File</text:spa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draw:name="Oval 13" draw:style-name="gr2" draw:text-style-name="P23" svg:width="1.3622in" svg:height="1.5217in" svg:x="5.1571in" svg:y="1.0154in"><text:p text:style-name="P24"><text:span text:style-name="T5">Total Workout</text:span></text:p><text:p text:style-name="P24"><text:span text:style-name="T5">Calculation</text:spa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Straight Arrow Connector 16" draw:style-name="gr3" draw:type="line" svg:x1="2.9984in" svg:y1="4.2402in" svg:x2="0.7634in" svg:y2="2.4626in" svg:d="m7616 10770-5677-4515"><text:p/></draw:connector><draw:connector draw:name="Straight Arrow Connector 17" draw:style-name="gr4" draw:type="line" svg:x1="2.9988in" svg:y1="4.3165in" svg:x2="2.9988in" svg:y2="2.537in" svg:d="m7617 10964v-4520"><text:p/></draw:connector><draw:connector draw:name="Straight Arrow Connector 18" draw:style-name="gr5" draw:type="line" svg:x1="2.9988in" svg:y1="4.3165in" svg:x2="5.5894in" svg:y2="2.537in" svg:d="m7617 10964 6580-4520"><text:p/></draw:connector><draw:frame draw:name="Text Box 19" draw:style-name="gr6" draw:text-style-name="P23" svg:width="2.7539in" svg:height="0.4823in" svg:x="1.828in" svg:y="-0.2602in"><draw:text-box><text:p><text:span text:style-name="T6">User Record</text:span></text:p></draw:text-box></draw:frame><draw:frame draw:name="Text Box 22" draw:style-name="gr6" draw:text-style-name="P23" svg:width="0.7862in" svg:height="0.5461in" svg:x="2.6528in" svg:y="3.0516in"><draw:text-box><text:p text:style-name="P25">Week Workout</text:p></draw:text-box></draw:frame><draw:frame draw:name="Text Box 23" draw:style-name="gr6" draw:text-style-name="P23" svg:width="0.7862in" svg:height="0.9106in" svg:x="4.2843in" svg:y="2.687in"><draw:text-box><text:p text:style-name="P26">Extra Workouts</text:p><text:p text:style-name="P26"/></draw:text-box></draw:frame><draw:connector draw:name="Straight Connector 24" draw:style-name="gr7" draw:type="line" svg:x1="2.9988in" svg:y1="4.3161in" svg:x2="2.9988in" svg:y2="4.7346in" svg:d="m7617 10963v1063"><text:p/></draw:connector><draw:frame draw:name="Text Box 25" draw:style-name="gr6" draw:text-style-name="P23" svg:width="2.1012in" svg:height="0.3106in" svg:x="3.1807in" svg:y="4.2417in"><draw:text-box><text:p>Weekly Supervised Routine</text:p></draw:text-box></draw:frame><draw:connector draw:name="Straight Arrow Connector 27" draw:style-name="gr8" draw:type="line" svg:x1="2.4138in" svg:y1="0.2224in" svg:x2="0.8106in" svg:y2="0.9941in" svg:d="m6131 565-4072 1960"><text:p/></draw:connector><draw:frame draw:name="Text Box 29" draw:style-name="gr6" draw:text-style-name="P23" svg:width="0.7862in" svg:height="1.1685in" svg:x="6.078in" svg:y="3.148in"><draw:text-box><text:p text:style-name="P26">Deduct or Credit Points</text:p><text:p text:style-name="P26">$</text:p></draw:text-box></draw:frame><draw:connector draw:name="Straight Arrow Connector 36" draw:style-name="gr9" draw:type="line" svg:x1="1.137in" svg:y1="1.787in" svg:x2="2.1831in" svg:y2="1.776in" svg:d="m2888 4539 2657-28"><text:p/></draw:connector><draw:connector draw:name="Straight Arrow Connector 37" draw:style-name="gr10" draw:type="line" svg:x1="3.8906in" svg:y1="1.776in" svg:x2="5.0705in" svg:y2="1.7866in" svg:d="m9882 4511 2997 27"><text:p/></draw:connector><draw:frame draw:name="Text Box 38" draw:style-name="gr6" draw:text-style-name="P23" svg:width="0.7862in" svg:height="0.9217in" svg:x="1.2232in" svg:y="1.2614in"><draw:text-box><text:p text:style-name="P26">User Workout</text:p><text:p text:style-name="P26">Profile</text:p><text:p text:style-name="P26"/></draw:text-box></draw:frame><draw:frame draw:name="Text Box 39" draw:style-name="gr6" draw:text-style-name="P23" svg:width="0.7862in" svg:height="0.9217in" svg:x="4.0343in" svg:y="1.337in"><draw:text-box><text:p text:style-name="P26">Regular Week Workout</text:p><text:p text:style-name="P26">Results</text:p><text:p text:style-name="P26"/></draw:text-box></draw:frame><draw:frame draw:name="Text Box 40" draw:style-name="gr6" draw:text-style-name="P23" svg:width="0.4031in" svg:height="0.2787in" svg:x="2.0106in" svg:y="2.1835in"><draw:text-box><text:p text:style-name="P25"><text:span text:style-name="T7">*</text:span></text:p></draw:text-box></draw:frame><draw:frame draw:name="Text Box 41" draw:style-name="gr6" draw:text-style-name="P23" svg:width="0.4031in" svg:height="0.2787in" svg:x="4.8217in" svg:y="2.1516in"><draw:text-box><text:p text:style-name="P25"><text:span text:style-name="T7">*</text:span></text:p></draw:text-box></draw:frame><draw:connector draw:name="Straight Arrow Connector 1" draw:style-name="gr11" draw:type="line" svg:x1="5.9244in" svg:y1="2.687in" svg:x2="5.9437in" svg:y2="4.6811in" svg:d="m15048 6825 49 5065"><text:p/></draw:connector></draw:g><text:span text:style-name="Default_20_Paragraph_20_Fon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F" svg:font-family="F" style:font-family-generic="system" style:font-pitch="variable"/>
    <style:font-face style:name="SimSun" svg:font-family="SimSun" style:font-family-generic="system" style:font-pitch="variable"/>
  </office:font-face-decls>
  <office:styles>
    <draw:marker draw:name="a11" svg:viewBox="0 0 20 30" svg:d="m10 0-10 30h20z"/>
    <draw:marker draw:name="a12" svg:viewBox="0 0 20 30" svg:d="m10 0-10 30h20z"/>
    <draw:marker draw:name="a14" svg:viewBox="0 0 20 30" svg:d="m10 0-10 30h20z"/>
    <draw:marker draw:name="a15" svg:viewBox="0 0 20 30" svg:d="m10 0-10 30h20z"/>
    <draw:marker draw:name="a22" svg:viewBox="0 0 20 30" svg:d="m10 0-10 30h20z"/>
    <draw:marker draw:name="a24" svg:viewBox="0 0 20 30" svg:d="m10 0-10 30h20z"/>
    <draw:marker draw:name="a26" svg:viewBox="0 0 20 30" svg:d="m10 0-10 30h20z"/>
    <draw:marker draw:name="a33" svg:viewBox="0 0 20 30" svg:d="m10 0-10 30h20z"/>
    <draw:marker draw:name="a36" svg:viewBox="0 0 20 30" svg:d="m10 0-10 30h20z"/>
    <draw:marker draw:name="a38" svg:viewBox="0 0 20 30" svg:d="m10 0-10 30h20z"/>
    <draw:marker draw:name="a44" svg:viewBox="0 0 20 30" svg:d="m10 0-10 30h20z"/>
    <draw:marker draw:name="a5" svg:viewBox="0 0 20 30" svg:d="m10 0-10 30h20z"/>
    <draw:marker draw:name="a8"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3335in" fo:margin-bottom="0in" fo:keep-together="always" fo:hyphenation-ladder-count="no-limit" fo:keep-with-next="always"/>
      <style:text-properties fo:color="#365f91" style:font-name="Cambria" fo:font-size="14pt" fo:font-weight="bold" style:font-size-asian="14pt" style:font-weight-asian="bold" style:font-name-complex="F"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139in" fo:margin-bottom="0in" fo:keep-together="always" fo:hyphenation-ladder-count="no-limit" fo:keep-with-next="always"/>
      <style:text-properties fo:color="#4f81bd" style:font-name="Cambria" fo:font-size="13pt" fo:font-weight="bold" style:font-size-asian="13pt" style:font-weight-asian="bold" style:font-name-complex="F" style:font-size-complex="13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_20_Paragraph" style:display-name="List Paragraph" style:family="paragraph" style:parent-style-name="Standard">
      <style:paragraph-properties fo:margin="100%" fo:margin-left="0.5in" fo:margin-right="0in" fo:hyphenation-ladder-count="no-limit" fo:text-indent="0in" style:auto-text-indent="false">
        <style:tab-stops/>
      </style:paragraph-properties>
      <style:text-properties fo:hyphenate="false" fo:hyphenation-remain-char-count="0" fo:hyphenation-push-char-count="0"/>
    </style:style>
    <style:style style:name="Body_20_1" style:display-name="Body 1" style:family="paragraph">
      <style:paragraph-properties fo:margin-top="0in" fo:margin-bottom="0in" fo:line-height="100%" fo:orphans="2" fo:widows="2" fo:hyphenation-ladder-count="no-limit"/>
      <style:text-properties fo:color="#000000" style:font-name="Helvetica" fo:font-size="12pt" style:font-name-asian="Arial Unicode MS" style:font-size-asian="12pt" style:font-name-complex="Times New Roman" style:font-size-complex="10pt" fo:hyphenate="false" fo:hyphenation-remain-char-count="0" fo:hyphenation-push-char-count="0"/>
    </style:style>
    <style:style style:name="Intense_20_Quote" style:display-name="Intense Quote" style:family="paragraph" style:parent-style-name="Normal" style:next-style-name="Normal">
      <style:paragraph-properties fo:margin="100%" fo:margin-left="0.65in" fo:margin-right="0.65in" fo:margin-top="0.139in" fo:margin-bottom="0.1945in" fo:hyphenation-ladder-count="no-limit" fo:text-indent="0in" style:auto-text-indent="false" fo:padding-left="0in" fo:padding-right="0in" fo:padding-top="0in" fo:padding-bottom="0.0555in" fo:border-left="none" fo:border-right="none" fo:border-top="none" fo:border-bottom="0.0071in solid #4f81bd" style:shadow="none">
        <style:tab-stops/>
      </style:paragraph-properties>
      <style:text-properties fo:color="#4f81bd" fo:font-style="italic" fo:font-weight="bold" style:font-style-asian="italic" style:font-weight-asian="bold" style:font-style-complex="italic" style:font-weight-complex="bold" fo:hyphenate="false" fo:hyphenation-remain-char-count="0" fo:hyphenation-push-char-count="0"/>
    </style:style>
    <style:style style:name="Header" style:family="paragraph" style:parent-style-name="Normal" style:class="extra">
      <style:paragraph-properties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in" fo:margin-bottom="0in" fo:line-height="100%" fo:hyphenation-ladder-count="no-limit">
        <style:tab-stops>
          <style:tab-stop style:position="3.25in" style:type="center"/>
          <style:tab-stop style:position="6.5in" style:type="right"/>
        </style:tab-stops>
      </style:paragraph-properties>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style:letter-kerning="false" style:font-name-asian="Times New Roman" style:language-asian="ja" style:country-asian="JP" style:font-name-complex="Times New Roman" fo:hyphenate="true" fo:hyphenation-remain-char-count="0" fo:hyphenation-push-char-count="0"/>
    </style:style>
    <style:style style:name="TOC_20_2" style:display-name="TOC 2" style:family="paragraph" style:parent-style-name="Normal" style:next-style-name="Normal" style:auto-update="true">
      <style:paragraph-properties fo:margin="100%" fo:margin-left="0.5in" fo:margin-right="0in" fo:margin-top="0in" fo:margin-bottom="0.0693in" fo:orphans="2" fo:widows="2" fo:hyphenation-ladder-count="no-limit" fo:text-indent="0in" style:auto-text-indent="false" style:vertical-align="auto">
        <style:tab-stops/>
      </style:paragraph-properties>
      <style:text-properties style:letter-kerning="false" style:font-name-asian="Times New Roman" style:language-asian="ja" style:country-asian="JP" style:font-name-complex="Times New Roman" fo:hyphenate="true" fo:hyphenation-remain-char-count="0" fo:hyphenation-push-char-count="0"/>
    </style:style>
    <style:style style:name="TOC_20_1" style:display-name="TOC 1" style:family="paragraph" style:parent-style-name="Normal" style:next-style-name="Normal" style:auto-update="true">
      <style:paragraph-properties fo:margin-top="0in" fo:margin-bottom="0.0693in" fo:orphans="2" fo:widows="2" fo:hyphenation-ladder-count="no-limit" style:vertical-align="auto"/>
      <style:text-properties style:letter-kerning="false" style:font-name-asian="Times New Roman" style:language-asian="ja" style:country-asian="JP" style:font-name-complex="Times New Roman" fo:hyphenate="true" fo:hyphenation-remain-char-count="0" fo:hyphenation-push-char-count="0"/>
    </style:style>
    <style:style style:name="TOC_20_3" style:display-name="TOC 3" style:family="paragraph" style:parent-style-name="Normal" style:next-style-name="Normal" style:auto-update="true">
      <style:paragraph-properties fo:margin="100%" fo:margin-left="0.5in" fo:margin-right="0in" fo:margin-top="0in" fo:margin-bottom="0.0693in" fo:orphans="2" fo:widows="2" fo:hyphenation-ladder-count="no-limit" fo:text-indent="0in" style:auto-text-indent="false" style:vertical-align="auto">
        <style:tab-stops/>
      </style:paragraph-properties>
      <style:text-properties style:letter-kerning="false" style:font-name-asian="Times New Roman" style:language-asian="ja" style:country-asian="JP" style:font-name-complex="Times New Roman" fo:hyphenate="true" fo:hyphenation-remain-char-count="0" fo:hyphenation-push-char-count="0"/>
    </style:style>
    <style:style style:name="Balloon_20_Text" style:display-name="Balloon Text" style:family="paragraph" style:parent-style-name="Normal">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style:text-properties style:font-name="Symbol"/>
      </text:list-level-style-bullet>
      <text:list-level-style-bullet text:level="2" text:style-name="WW_5f_CharLFO1LVL2" text:bullet-char="o">
        <style:list-level-properties/>
        <style:text-properties style:font-name="Courier New"/>
      </text:list-level-style-bullet>
      <text:list-level-style-bullet text:level="3" text:style-name="WW_5f_CharLFO1LVL3" text:bullet-char="">
        <style:list-level-properties/>
        <style:text-properties style:font-name="Wingdings"/>
      </text:list-level-style-bullet>
      <text:list-level-style-bullet text:level="4" text:style-name="WW_5f_CharLFO1LVL4" text:bullet-char="">
        <style:list-level-properties/>
        <style:text-properties style:font-name="Symbol"/>
      </text:list-level-style-bullet>
      <text:list-level-style-bullet text:level="5" text:style-name="WW_5f_CharLFO1LVL5" text:bullet-char="o">
        <style:list-level-properties/>
        <style:text-properties style:font-name="Courier New"/>
      </text:list-level-style-bullet>
      <text:list-level-style-bullet text:level="6" text:style-name="WW_5f_CharLFO1LVL6" text:bullet-char="">
        <style:list-level-properties/>
        <style:text-properties style:font-name="Wingdings"/>
      </text:list-level-style-bullet>
      <text:list-level-style-bullet text:level="7" text:style-name="WW_5f_CharLFO1LVL7" text:bullet-char="">
        <style:list-level-properties/>
        <style:text-properties style:font-name="Symbol"/>
      </text:list-level-style-bullet>
      <text:list-level-style-bullet text:level="8" text:style-name="WW_5f_CharLFO1LVL8" text:bullet-char="o">
        <style:list-level-properties/>
        <style:text-properties style:font-name="Courier New"/>
      </text:list-level-style-bullet>
      <text:list-level-style-bullet text:level="9" text:style-name="WW_5f_CharLFO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style:text-properties style:font-name="Symbol"/>
      </text:list-level-style-bullet>
      <text:list-level-style-bullet text:level="2" text:style-name="WW_5f_CharLFO3LVL2" text:bullet-char="o">
        <style:list-level-properties/>
        <style:text-properties style:font-name="Courier New"/>
      </text:list-level-style-bullet>
      <text:list-level-style-bullet text:level="3" text:style-name="WW_5f_CharLFO3LVL3" text:bullet-char="">
        <style:list-level-properties/>
        <style:text-properties style:font-name="Wingdings"/>
      </text:list-level-style-bullet>
      <text:list-level-style-bullet text:level="4" text:style-name="WW_5f_CharLFO3LVL4" text:bullet-char="">
        <style:list-level-properties/>
        <style:text-properties style:font-name="Symbol"/>
      </text:list-level-style-bullet>
      <text:list-level-style-bullet text:level="5" text:style-name="WW_5f_CharLFO3LVL5" text:bullet-char="o">
        <style:list-level-properties/>
        <style:text-properties style:font-name="Courier New"/>
      </text:list-level-style-bullet>
      <text:list-level-style-bullet text:level="6" text:style-name="WW_5f_CharLFO3LVL6" text:bullet-char="">
        <style:list-level-properties/>
        <style:text-properties style:font-name="Wingdings"/>
      </text:list-level-style-bullet>
      <text:list-level-style-bullet text:level="7" text:style-name="WW_5f_CharLFO3LVL7" text:bullet-char="">
        <style:list-level-properties/>
        <style:text-properties style:font-name="Symbol"/>
      </text:list-level-style-bullet>
      <text:list-level-style-bullet text:level="8" text:style-name="WW_5f_CharLFO3LVL8" text:bullet-char="o">
        <style:list-level-properties/>
        <style:text-properties style:font-name="Courier New"/>
      </text:list-level-style-bullet>
      <text:list-level-style-bullet text:level="9" text:style-name="WW_5f_CharLFO3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style:text-properties style:font-name="Symbol"/>
      </text:list-level-style-bullet>
      <text:list-level-style-bullet text:level="2" text:style-name="WW_5f_CharLFO4LVL2" text:bullet-char="o">
        <style:list-level-properties/>
        <style:text-properties style:font-name="Courier New"/>
      </text:list-level-style-bullet>
      <text:list-level-style-bullet text:level="3" text:style-name="WW_5f_CharLFO4LVL3" text:bullet-char="">
        <style:list-level-properties/>
        <style:text-properties style:font-name="Wingdings"/>
      </text:list-level-style-bullet>
      <text:list-level-style-bullet text:level="4" text:style-name="WW_5f_CharLFO4LVL4" text:bullet-char="">
        <style:list-level-properties/>
        <style:text-properties style:font-name="Symbol"/>
      </text:list-level-style-bullet>
      <text:list-level-style-bullet text:level="5" text:style-name="WW_5f_CharLFO4LVL5" text:bullet-char="o">
        <style:list-level-properties/>
        <style:text-properties style:font-name="Courier New"/>
      </text:list-level-style-bullet>
      <text:list-level-style-bullet text:level="6" text:style-name="WW_5f_CharLFO4LVL6" text:bullet-char="">
        <style:list-level-properties/>
        <style:text-properties style:font-name="Wingdings"/>
      </text:list-level-style-bullet>
      <text:list-level-style-bullet text:level="7" text:style-name="WW_5f_CharLFO4LVL7" text:bullet-char="">
        <style:list-level-properties/>
        <style:text-properties style:font-name="Symbol"/>
      </text:list-level-style-bullet>
      <text:list-level-style-bullet text:level="8" text:style-name="WW_5f_CharLFO4LVL8" text:bullet-char="o">
        <style:list-level-properties/>
        <style:text-properties style:font-name="Courier New"/>
      </text:list-level-style-bullet>
      <text:list-level-style-bullet text:level="9" text:style-name="WW_5f_CharLFO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CSC505-Requirements Document</text:p>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daven</meta:initial-creator>
    <meta:creation-date>2014-02-03T01:03:00Z</meta:creation-date>
    <dc:date>2014-02-06T15:47:05.26</dc:date>
    <meta:editing-cycles>6</meta:editing-cycles>
    <meta:editing-duration>PT1H18M53S</meta:editing-duration>
    <meta:document-statistic meta:table-count="0" meta:image-count="0" meta:object-count="0" meta:page-count="7" meta:paragraph-count="104" meta:word-count="1073" meta:character-count="62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